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Heading_20_3" style:list-style-name="L3">
      <style:paragraph-properties fo:margin-top="0cm" fo:margin-bottom="0cm" style:contextual-spacing="false"/>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3">
      <style:text-properties officeooo:paragraph-rsid="000615ea"/>
    </style:style>
    <style:style style:name="P9" style:family="paragraph" style:parent-style-name="Text_20_body" style:list-style-name="L3">
      <style:paragraph-properties fo:margin-top="0cm" fo:margin-bottom="0cm" style:contextual-spacing="false"/>
      <style:text-properties officeooo:paragraph-rsid="000615ea"/>
    </style:style>
    <style:style style:name="P10" style:family="paragraph" style:parent-style-name="Text_20_body" style:list-style-name="L3">
      <style:paragraph-properties fo:margin-top="0cm" fo:margin-bottom="0cm" style:contextual-spacing="false"/>
      <style:text-properties officeooo:rsid="000615ea" officeooo:paragraph-rsid="000615ea"/>
    </style:style>
    <style:style style:name="P11" style:family="paragraph" style:parent-style-name="Text_20_body" style:list-style-name="L3">
      <style:paragraph-properties fo:margin-top="0cm" fo:margin-bottom="0cm" style:contextual-spacing="false"/>
      <style:text-properties officeooo:rsid="00077010" officeooo:paragraph-rsid="00077010"/>
    </style:style>
    <style:style style:name="P12" style:family="paragraph" style:parent-style-name="Text_20_body" style:list-style-name="L3">
      <style:paragraph-properties fo:margin-top="0cm" fo:margin-bottom="0cm" style:contextual-spacing="false"/>
      <style:text-properties officeooo:rsid="00035b41" officeooo:paragraph-rsid="00035b41"/>
    </style:style>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0">
      <style:paragraph-properties fo:margin-top="0cm" fo:margin-bottom="0cm" style:contextual-spacing="false"/>
    </style:style>
    <style:style style:name="P21" style:family="paragraph" style:parent-style-name="Text_20_body" style:list-style-name="L11"/>
    <style:style style:name="P22" style:family="paragraph" style:parent-style-name="Text_20_body" style:list-style-name="L11">
      <style:paragraph-properties fo:margin-top="0cm" fo:margin-bottom="0cm" style:contextual-spacing="false"/>
    </style:style>
    <style:style style:name="P23" style:family="paragraph" style:parent-style-name="Text_20_body" style:list-style-name="L12"/>
    <style:style style:name="P24" style:family="paragraph" style:parent-style-name="Text_20_body" style:list-style-name="L12">
      <style:paragraph-properties fo:margin-top="0cm" fo:margin-bottom="0cm" style:contextual-spacing="false"/>
    </style:style>
    <style:style style:name="P25" style:family="paragraph" style:parent-style-name="Text_20_body" style:list-style-name="L13"/>
    <style:style style:name="P26" style:family="paragraph" style:parent-style-name="Text_20_body" style:list-style-name="L13">
      <style:paragraph-properties fo:margin-top="0cm" fo:margin-bottom="0cm" style:contextual-spacing="false"/>
    </style:style>
    <style:style style:name="P27" style:family="paragraph" style:parent-style-name="Text_20_body" style:list-style-name="L14"/>
    <style:style style:name="P28" style:family="paragraph" style:parent-style-name="Text_20_body" style:list-style-name="L14">
      <style:paragraph-properties fo:margin-top="0cm" fo:margin-bottom="0cm" style:contextual-spacing="false"/>
    </style:style>
    <style:style style:name="P29" style:family="paragraph" style:parent-style-name="Text_20_body" style:list-style-name="L14">
      <style:text-properties officeooo:paragraph-rsid="0008e52d"/>
    </style:style>
    <style:style style:name="T1" style:family="text">
      <style:text-properties officeooo:rsid="00035b41"/>
    </style:style>
    <style:style style:name="T2" style:family="text">
      <style:text-properties officeooo:rsid="000615ea"/>
    </style:style>
    <style:style style:name="T3" style:family="text">
      <style:text-properties fo:font-weight="normal" officeooo:rsid="000615ea" style:font-weight-asian="normal" style:font-weight-complex="normal"/>
    </style:style>
    <style:style style:name="T4" style:family="text">
      <style:text-properties officeooo:rsid="00077010"/>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
      <text:list xml:id="list1709047703" text:style-name="L3">
        <text:list-item>
          <text:p text:style-name="P6"><text:span text:style-name="Strong_20_Emphasis">Modelado Predictivo</text:span></text:p>
          <text:list>
            <text:list-item>
              <text:p text:style-name="P7">Selección de características</text:p>
            </text:list-item>
            <text:list-item>
              <text:p text:style-name="P7">Construcción de modelos de regresión</text:p>
            </text:list-item>
            <text:list-item>
              <text:p text:style-name="P7">Evaluación y validación de modelos</text:p>
            </text:list-item>
            <text:list-item>
              <text:p text:style-name="P7">Comparación de técnicas de modelización (justificación del uso de cada técnica, precisiones, bondades y debilidades)</text:p>
            </text:list-item>
          </text:list>
        </text:list-item>
        <text:list-item>
          <text:p text:style-name="P6"><text:span text:style-name="Strong_20_Emphasis">Discusión de Resultados</text:span></text:p>
          <text:list>
            <text:list-item>
              <text:p text:style-name="P7">Interpretación de resultados</text:p>
            </text:list-item>
            <text:list-item>
              <text:p text:style-name="P7">Explicatividad e interpretabilidad de los modelos</text:p>
            </text:list-item>
            <text:list-item>
              <text:p text:style-name="P7">Comparación con otros estudios y técnicas</text:p>
            </text:list-item>
          </text:list>
        </text:list-item>
        <text:list-item>
          <text:p text:style-name="P6"><text:span text:style-name="Strong_20_Emphasis">Conclusiones y Recomendaciones</text:span></text:p>
          <text:list>
            <text:list-item>
              <text:p text:style-name="P7">Resumen de hallazgos</text:p>
            </text:list-item>
            <text:list-item>
              <text:p text:style-name="P7">Implicaciones prácticas</text:p>
            </text:list-item>
            <text:list-item>
              <text:p text:style-name="P7">Recomendaciones para futuras investigaciones</text:p>
            </text:list-item>
            <text:list-item>
              <text:p text:style-name="P12">Productividad del modelo</text:p>
            </text:list-item>
          </text:list>
          <text:p text:style-name="P6"><text:span text:style-name="Strong_20_Emphasis"/></text:p>
        </text:list-item>
        <text:list-item>
          <text:p text:style-name="P6"><text:span text:style-name="Strong_20_Emphasis">Referencias Bibliográficas</text:span></text:p>
          <text:list>
            <text:list-item>
              <text:p text:style-name="P7">Listado de todas las fuentes y referencias utilizadas</text:p>
            </text:list-item>
            <text:list-item>
              <text:h text:style-name="P2" text:outline-level="3">1. <text:span text:style-name="Strong_20_Emphasis">Licencia Abierta:</text:span></text:h>
            </text:list-item>
          </text:list>
        </text:list-item>
      </text:list>
      <text:list text:style-name="L4">
        <text:list-item>
          <text:p text:style-name="P13">Si los datos originales están bajo una licencia abierta, generalmente te permite modificar, usar y compartir los datos, siempre y cuando cumplas con los términos de la licencia. Esto típicamente incluye dar crédito al creador original de los datos.</text:p>
        </text:list-item>
      </text:list>
      <text:h text:style-name="Heading_20_3" text:outline-level="3">2. <text:span text:style-name="Strong_20_Emphasis">Crédito al Autor Original:</text:span></text:h>
      <text:list text:style-name="L5">
        <text:list-item>
          <text:p text:style-name="P14">Asegúrate de dar el debido crédito al autor original de los datos. En tu publicación en Kaggle, puedes incluir una mención explícita del dataset original que utilizaste, junto con un enlace al mismo.</text:p>
        </text:list-item>
      </text:list>
      <text:h text:style-name="Heading_20_3" text:outline-level="3">3. <text:span text:style-name="Strong_20_Emphasis">Descripción de Modificaciones:</text:span></text:h>
      <text:list text:style-name="L6">
        <text:list-item>
          <text:p text:style-name="P15">Es una buena práctica describir claramente las modificaciones que has realizado. En tu publicación en Kaggle, puedes incluir una sección que explique cómo has limpiado y modificado los datos, así como cualquier análisis adicional que hayas realizado. Esto no solo es transparente, sino que también agrega valor a tu trabajo al mostrar el proceso de transformación y análisis de los datos.</text:p>
        </text:list-item>
      </text:list>
      <text:h text:style-name="Heading_20_3" text:outline-level="3">4. <text:span text:style-name="Strong_20_Emphasis">Subir el Dataset Modificado:</text:span></text:h>
      <text:list text:style-name="L7">
        <text:list-item>
          <text:p text:style-name="P16">Si decides subir el dataset modificado (el <text:span text:style-name="Source_20_Text">df_consolidado.csv</text:span>), asegúrate de que esté claramente etiquetado como un derivado del dataset original y menciona que es un producto de tus procesos de limpieza y consolidación.</text:p>
        </text:list-item>
      </text:list>
      <text:h text:style-name="Heading_20_3" text:outline-level="3"><text:soft-page-break/>5. <text:span text:style-name="Strong_20_Emphasis">Compartir y Distribuir:</text:span></text:h>
      <text:list text:style-name="L8">
        <text:list-item>
          <text:p text:style-name="P17">Dado que la licencia es abierta, compartir tu trabajo (incluyendo los datos modificados) en Kaggle es generalmente permitido, pero siempre es recomendable revisar los términos específicos de la licencia para asegurarte de que cumples con todas las condiciones.</text:p>
        </text:list-item>
      </text:list>
      <text:h text:style-name="Heading_20_3" text:outline-level="3">6. <text:span text:style-name="Strong_20_Emphasis">Contacto con el Autor:</text:span></text:h>
      <text:list text:style-name="L9">
        <text:list-item>
          <text:p text:style-name="P18">Aunque no es necesario, si te sientes más cómodo, podrías considerar contactar al autor original del dataset para informarle de tu trabajo y cómo has utilizado sus datos. Esto es especialmente útil si planeas hacer un uso comercial de los datos, aunque no parece ser el caso aquí.</text:p>
        </text:list-item>
      </text:list>
      <text:p text:style-name="Text_20_body">En resumen, mientras des crédito al autor original y expliques claramente las modificaciones realizadas, deberías estar en conformidad con las políticas de Kaggle y las normas de uso de datos abiertos.</text:p>
      <text:p text:style-name="P1">4o</text:p>
      <text:list text:continue-list="list1709047703" text:style-name="L3">
        <text:list-item>
          <text:list>
            <text:list-item>
              <text:p text:style-name="P7"/>
            </text:list-item>
          </text:list>
        </text:list-item>
        <text:list-item>
          <text:p text:style-name="P6"><text:span text:style-name="Strong_20_Emphasis">Anexos</text:span></text:p>
          <text:list>
            <text:list-item>
              <text:p text:style-name="P7">Código fuente utilizado</text:p>
            </text:list-item>
            <text:list-item>
              <text:p text:style-name="P6">Tablas y gráficos adicionales</text:p>
            </text:list-item>
          </text:list>
        </text:list-item>
      </text:list>
      <text:h text:style-name="Heading_20_3" text:outline-level="3">Descripción del TFM Propuesto</text:h>
      <text:p text:style-name="Text_20_body">Título: <text:span text:style-name="Strong_20_Emphasis">Análisis Predictivo y Optimización de Precios en Propiedades de Airbnb</text:span></text:p>
      <text:p text:style-name="Text_20_body"><text:span text:style-name="Strong_20_Emphasis">Descripción</text:span>: El trabajo de fin de máster se centrará en el análisis de un dataset de propiedades de Airbnb para identificar factores que influyen en los precios y predecir dichos precios mediante modelos de regresión. El proyecto incluirá la preparación y limpieza de datos, un análisis exploratorio, y la construcción y evaluación de modelos predictivos. Se utilizarán técnicas de visualización para presentar los resultados de manera clara y comprensible. Los resultados esperados incluyen un modelo predictivo robusto y recomendaciones prácticas para optimizar los ingresos de los anfitriones de Airbnb. Además, se explorará la posibilidad de productivizar el modelo para su uso en aplicaciones empresariales, permitiendo la entrada de nuevos valores y la generación de predicciones.</text:p>
      <text:p text:style-name="Standard"/>
      <text:p text:style-name="Standard"/>
      <text:h text:style-name="Heading_20_3" text:outline-level="3">1. <text:span text:style-name="Strong_20_Emphasis">Estructura del Documento Principal</text:span>:</text:h>
      <text:list text:style-name="L10">
        <text:list-item>
          <text:p text:style-name="P20"><text:span text:style-name="Strong_20_Emphasis">Resumen y Conclusiones Claras</text:span>: Dedica espacio para explicar brevemente los objetivos, metodología, resultados principales y conclusiones. Mantén estos apartados concisos, centrándote en lo más relevante.</text:p>
        </text:list-item>
        <text:list-item>
          <text:p text:style-name="P20"><text:span text:style-name="Strong_20_Emphasis">Gráficos y Tablas Clave</text:span>: Incluye solo los gráficos y tablas que sean esenciales para comprender los resultados. Los gráficos adicionales y los análisis más detallados pueden ir en los anexos.</text:p>
        </text:list-item>
        <text:list-item>
          <text:p text:style-name="P19"><text:span text:style-name="Strong_20_Emphasis">Explicaciones Breves del Código</text:span>: En lugar de incluir grandes bloques de código, proporciona explicaciones sobre las metodologías y menciona qué tipo de análisis se realizó. Remite al lector al anexo para el código completo.</text:p>
        </text:list-item>
      </text:list>
      <text:h text:style-name="Heading_20_3" text:outline-level="3"><text:soft-page-break/>2. <text:span text:style-name="Strong_20_Emphasis">Uso de Anexos</text:span>:</text:h>
      <text:list text:style-name="L11">
        <text:list-item>
          <text:p text:style-name="P22"><text:span text:style-name="Strong_20_Emphasis">Anexos para el Código</text:span>: Incluye todo el código, scripts, y detalles técnicos en los anexos. Puedes referenciar estos anexos desde el documento principal, indicando que allí se encuentra la implementación detallada.</text:p>
        </text:list-item>
        <text:list-item>
          <text:p text:style-name="P21"><text:span text:style-name="Strong_20_Emphasis">Resultados Adicionales</text:span>: Si tienes análisis secundarios o gráficos que complementan el estudio principal, colócalos en los anexos. Esto permite mantener el cuerpo principal del trabajo más enfocado y dentro del límite de páginas.</text:p>
        </text:list-item>
      </text:list>
      <text:h text:style-name="Heading_20_3" text:outline-level="3">3. <text:span text:style-name="Strong_20_Emphasis">Optimización del Contenido</text:span>:</text:h>
      <text:list text:style-name="L12">
        <text:list-item>
          <text:p text:style-name="P24"><text:span text:style-name="Strong_20_Emphasis">Filtrado del Código</text:span>: Si hay partes del código que son repetitivas o muy largas, considera si puedes simplificar o resumir partes de él. Por ejemplo, en vez de mostrar un código completo de 50 líneas, puedes incluir solo las partes más relevantes y señalar que el código completo está en los anexos.</text:p>
        </text:list-item>
        <text:list-item>
          <text:p text:style-name="P23"><text:span text:style-name="Strong_20_Emphasis">Gráficos y Tablas</text:span>: Agrupa gráficos y tablas en figuras combinadas si es posible, utilizando subgráficos para ahorrar espacio.</text:p>
        </text:list-item>
      </text:list>
      <text:h text:style-name="Heading_20_3" text:outline-level="3">4. <text:span text:style-name="Strong_20_Emphasis">Formato HTML y Anexos</text:span>:</text:h>
      <text:list text:style-name="L13">
        <text:list-item>
          <text:p text:style-name="P26"><text:span text:style-name="Strong_20_Emphasis">Entrega en HTML</text:span>: Para el código, considera entregar un notebook o un archivo HTML interactivo en los anexos. Esto permite a los revisores explorar el código y los gráficos sin que todo ocupe espacio en el documento principal.</text:p>
        </text:list-item>
        <text:list-item>
          <text:p text:style-name="P25"><text:span text:style-name="Strong_20_Emphasis">Referencias Cruzadas</text:span>: Asegúrate de que el lector pueda moverse fácilmente entre el texto principal y los anexos, con referencias claras de qué se encuentra en los anexos.</text:p>
        </text:list-item>
      </text:list>
      <text:p text:style-name="Text_20_body">Si sigues estas estrategias, deberías poder mantener el cuerpo principal del trabajo dentro de los 20 folios permitidos, mientras que los anexos contendrán el soporte detallado, como el código y los análisis completo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26T21:11:47.714000000</meta:creation-date>
    <dc:date>2024-09-08T17:51:08.831000000</dc:date>
    <meta:editing-duration>P9DT23H59M52S</meta:editing-duration>
    <meta:editing-cycles>6</meta:editing-cycles>
    <meta:generator>LibreOffice/7.6.2.1$Windows_X86_64 LibreOffice_project/56f7684011345957bbf33a7ee678afaf4d2ba333</meta:generator>
    <meta:document-statistic meta:table-count="0" meta:image-count="0" meta:object-count="0" meta:page-count="3" meta:paragraph-count="51" meta:word-count="896" meta:character-count="5752" meta:non-whitespace-character-count="4942"/>
  </office:meta>
</office:document-meta>
</file>